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54b5" officeooo:paragraph-rsid="001854b5"/>
    </style:style>
    <style:style style:name="P2" style:family="paragraph" style:parent-style-name="Standard">
      <style:text-properties officeooo:rsid="001854b5" officeooo:paragraph-rsid="001854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ÊNCIAS DO SEMINÁRIO </text:p>
      <text:p text:style-name="P1"/>
      <text:p text:style-name="P1"><text:a xlink:type="simple" xlink:href="https://zoringroup.com/blog/2016/04/29/the-city-of-vicenza-is-choosing-zorin-os/" text:style-name="Internet_20_link" text:visited-style-name="Visited_20_Internet_20_Link">https://zoringroup.com/blog/2016/04/29/the-city-of-vicenza-is-choosing-zorin-os/</text:a></text:p>
      <text:p text:style-name="P1"><text:a xlink:type="simple" xlink:href="https://www.forbes.com/sites/jasonevangelho/2019/06/05/its-time-to-pay-attention-to-zorin-os-15-the-best-desktop-linux-distro-youve-never-heard-of/#65c412f81c80" text:style-name="Internet_20_link" text:visited-style-name="Visited_20_Internet_20_Link"/></text:p>
      <text:p text:style-name="P1"><text:a xlink:type="simple" xlink:href="https://www.forbes.com/sites/jasonevangelho/2019/06/05/its-time-to-pay-attention-to-zorin-os-15-the-best-desktop-linux-distro-youve-never-heard-of/#65c412f81c80" text:style-name="Internet_20_link" text:visited-style-name="Visited_20_Internet_20_Link">https://www.forbes.com/sites/jasonevangelho/2019/06/05/its-time-to-pay-attention-to-zorin-os-15-the-best-desktop-linux-distro-youve-never-heard-of/#65c412f81c80</text:a></text:p>
      <text:p text:style-name="P1"/>
      <text:p text:style-name="P1"><text:a xlink:type="simple" xlink:href="https://www.forbes.com/sites/jasonevangelho/2019/03/22/linux-zorin-os-15-touch-interface-desktop-theme-and-android-sync/#6eec590c6382" text:style-name="Internet_20_link" text:visited-style-name="Visited_20_Internet_20_Link">https://www.forbes.com/sites/jasonevangelho/2019/03/22/linux-zorin-os-15-touch-interface-desktop-theme-and-android-sync/#6eec590c6382</text:a></text:p>
      <text:p text:style-name="P1"/>
      <text:p text:style-name="P1"><text:a xlink:type="simple" xlink:href="https://bugs.launchpad.net/zorin-os" text:style-name="Internet_20_link" text:visited-style-name="Visited_20_Internet_20_Link">https://bugs.launchpad.net/zorin-os</text:a></text:p>
      <text:p text:style-name="P1"/>
      <text:p text:style-name="P1"><text:a xlink:type="simple" xlink:href="https://www.pcworld.com/article/214928/5_reasons_to_try_zorin_os_linux.html" text:style-name="Internet_20_link" text:visited-style-name="Visited_20_Internet_20_Link">https://www.pcworld.com/article/214928/5_reasons_to_try_zorin_os_linux.html</text:a></text:p>
      <text:p text:style-name="P1"/>
      <text:p text:style-name="P1"><text:a xlink:type="simple" xlink:href="https://itsfoss.com/zorin-os-12-review/" text:style-name="Internet_20_link" text:visited-style-name="Visited_20_Internet_20_Link">https://itsfoss.com/zorin-os-12-review/</text:a></text:p>
      <text:p text:style-name="P1"/>
      <text:p text:style-name="P1"><text:a xlink:type="simple" xlink:href="https://www.dedoimedo.com/computers/zorin-12-4.html" text:style-name="Internet_20_link" text:visited-style-name="Visited_20_Internet_20_Link">https://www.dedoimedo.com/computers/zorin-12-4.html</text:a></text:p>
      <text:p text:style-name="P1"/>
      <text:p text:style-name="P1"><text:a xlink:type="simple" xlink:href="https://smallbusiness.chron.com/compile-modules-ubuntu-52622.html" text:style-name="Internet_20_link" text:visited-style-name="Visited_20_Internet_20_Link">https://smallbusiness.chron.com/compile-modules-ubuntu-52622.html</text:a></text:p>
      <text:p text:style-name="P1"/>
      <text:p text:style-name="P1"><text:a xlink:type="simple" xlink:href="https://computingforgeeks.com/zorin-os-review/" text:style-name="Internet_20_link" text:visited-style-name="Visited_20_Internet_20_Link">https://computingforgeeks.com/zorin-os-review/</text:a></text:p>
      <text:p text:style-name="P1"/>
      <text:p text:style-name="P1"><text:a xlink:type="simple" xlink:href="https://www.ubuntupit.com/everything-you-need-to-know-about-linux-zorin-os/" text:style-name="Internet_20_link" text:visited-style-name="Visited_20_Internet_20_Link">https://www.ubuntupit.com/everything-you-need-to-know-about-linux-zorin-os/</text:a></text:p>
      <text:p text:style-name="P1"/>
      <text:p text:style-name="P1"><text:a xlink:type="simple" xlink:href="https://zorinos.com/" text:style-name="Internet_20_link" text:visited-style-name="Visited_20_Internet_20_Link">https://zorinos.com/</text:a></text:p>
      <text:p text:style-name="P1"/>
      <text:p text:style-name="P1"><text:a xlink:type="simple" xlink:href="https://distrowatch.com/table.php?distribution=zorin" text:style-name="Internet_20_link" text:visited-style-name="Visited_20_Internet_20_Link">https://distrowatch.com/table.php?distribution=zorin</text:a></text:p>
      <text:p text:style-name="P1"/>
      <text:p text:style-name="P1"><text:a xlink:type="simple" xlink:href="https://docs.google.com/document/d/1FnnNCQGhfyS2u7DvPKacp_L5-b7NU7yV8kggcB9CATE/edit" text:style-name="Internet_20_link" text:visited-style-name="Visited_20_Internet_20_Link">https://docs.google.com/document/d/1FnnNCQGhfyS2u7DvPKacp_L5-b7NU7yV8kggcB9CATE/edit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8:36:15.452285881</meta:creation-date>
    <dc:date>2019-06-13T19:24:26.547122772</dc:date>
    <meta:editing-duration>PT14M9S</meta:editing-duration>
    <meta:editing-cycles>2</meta:editing-cycles>
    <meta:generator>LibreOffice/6.2.4.2.0$Linux_X86_64 LibreOffice_project/20$Build-2</meta:generator>
    <meta:document-statistic meta:table-count="0" meta:image-count="0" meta:object-count="0" meta:page-count="1" meta:paragraph-count="14" meta:word-count="16" meta:character-count="940" meta:non-whitespace-character-count="937"/>
  </office:meta>
</office:document-meta>
</file>